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BEC7924F.png"/>
  <manifest:file-entry manifest:media-type="image/png" manifest:full-path="Pictures/100000000000002000000020A2D649F1.png"/>
  <manifest:file-entry manifest:media-type="image/png" manifest:full-path="Pictures/100002010000087F0000006131FE3A53.png"/>
  <manifest:file-entry manifest:media-type="image/png" manifest:full-path="Pictures/10000201000000AE000000D20B75320B.png"/>
  <manifest:file-entry manifest:media-type="image/png" manifest:full-path="Pictures/1000000000000020000000203423F4C0.png"/>
  <manifest:file-entry manifest:media-type="image/png" manifest:full-path="Pictures/1000020100000684000002C8D8BBDC2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Nokia Large CE" svg:font-family="'Nokia Large CE', 'Geneva CE'"/>
    <style:font-face style:name="OpenSymbol" svg:font-family="OpenSymbol"/>
    <style:font-face style:name="Tahoma2" svg:font-family="Tahoma"/>
    <style:font-face style:name="Geneva" svg:font-family="Geneva" style:font-family-generic="swiss"/>
    <style:font-face style:name="DejaVu Sans" svg:font-family="'DejaVu Sans'"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end" style:justify-single-word="false"/>
      <style:text-properties style:font-name="Arial"/>
    </style:style>
    <style:style style:name="P2" style:family="paragraph" style:parent-style-name="Footer">
      <style:paragraph-properties fo:text-align="center" style:justify-single-word="false"/>
      <style:text-properties style:font-name="Arial" fo:font-size="6pt" style:font-size-asian="6pt" style:font-size-complex="6pt"/>
    </style:style>
    <style:style style:name="P3"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Arial2" fo:font-size="9pt" fo:font-style="normal" fo:text-shadow="none" style:text-underline-style="none" fo:font-weight="normal" style:letter-kerning="true" style:font-name-asian="Arial2" style:font-size-asian="9pt" style:font-style-asian="normal" style:font-weight-asian="normal" style:font-name-complex="Arial2" style:font-size-complex="9pt" style:font-style-complex="normal" style:font-weight-complex="normal" style:text-emphasize="none"/>
    </style:style>
    <style:style style:name="P4"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9pt" fo:font-style="normal" fo:text-shadow="none" style:text-underline-style="none" fo:font-weight="normal" style:letter-kerning="true" style:font-name-asian="Tahoma" style:font-size-asian="9pt" style:font-style-asian="normal" style:font-weight-asian="normal" style:font-name-complex="Tahoma" style:font-size-complex="9pt" style:font-style-complex="normal" style:font-weight-complex="normal" style:text-emphasize="none"/>
    </style:style>
    <style:style style:name="P5" style:family="paragraph" style:parent-style-name="Standard">
      <style:paragraph-properties fo:margin-left="0cm" fo:margin-right="0cm" fo:margin-top="0cm" fo:margin-bottom="0cm" fo:line-height="100%" fo:text-indent="0cm" style:auto-text-indent="false" style:text-autospace="none"/>
      <style:text-properties fo:font-size="9pt" style:font-size-asian="9pt" style:font-size-complex="9pt"/>
    </style:style>
    <style:style style:name="P6" style:family="paragraph" style:parent-style-name="Heading_20_2">
      <style:paragraph-properties fo:break-before="page"/>
    </style:style>
    <style:style style:name="P7" style:family="paragraph" style:parent-style-name="Text_20_body">
      <style:paragraph-properties fo:margin-left="1.27cm" fo:margin-right="1.27cm" fo:text-indent="0cm" style:auto-text-indent="false"/>
    </style:style>
    <style:style style:name="P8" style:family="paragraph" style:parent-style-name="InstructionParagraph">
      <style:text-properties style:font-name="Arial"/>
    </style:style>
    <style:style style:name="P9"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Arial2" fo:font-size="9pt" fo:font-style="normal" fo:text-shadow="none" style:text-underline-style="none" fo:font-weight="normal" style:letter-kerning="true" style:font-name-asian="Arial2" style:font-size-asian="9pt" style:font-style-asian="normal" style:font-weight-asian="normal" style:font-name-complex="Arial2" style:font-size-complex="9pt" style:font-style-complex="normal" style:font-weight-complex="normal" style:text-emphasize="none"/>
    </style:style>
    <style:style style:name="P10"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9pt" fo:font-style="normal" fo:text-shadow="none" style:text-underline-style="none" fo:font-weight="normal" style:letter-kerning="true" style:font-name-asian="Tahoma" style:font-size-asian="9pt" style:font-style-asian="normal" style:font-weight-asian="normal" style:font-name-complex="Tahoma" style:font-size-complex="9pt" style:font-style-complex="normal" style:font-weight-complex="normal" style:text-emphasize="none"/>
    </style:style>
    <style:style style:name="P11" style:family="paragraph" style:parent-style-name="Standard">
      <style:paragraph-properties fo:margin-left="0cm" fo:margin-right="0cm" fo:margin-top="0cm" fo:margin-bottom="0cm" fo:line-height="100%" fo:text-indent="0cm" style:auto-text-indent="false" style:text-autospace="none"/>
      <style:text-properties fo:font-size="9pt" style:font-size-asian="9pt" style:font-size-complex="9pt"/>
    </style:style>
    <style:style style:name="P12" style:family="paragraph" style:parent-style-name="Text_20_body" style:list-style-name="L1"/>
    <style:style style:name="P13" style:family="paragraph" style:parent-style-name="Text_20_body">
      <style:paragraph-properties fo:text-align="center" style:justify-single-word="false"/>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justify" style:justify-single-word="false"/>
    </style:style>
    <style:style style:name="P16" style:family="paragraph" style:parent-style-name="Text_20_body">
      <style:text-properties style:font-name="Nokia Large CE" fo:font-size="12pt" style:font-size-asian="10.5pt" style:font-size-complex="12pt"/>
    </style:style>
    <style:style style:name="P17" style:family="paragraph" style:parent-style-name="InstructionParagraph">
      <style:text-properties style:font-name="Arial"/>
    </style:style>
    <style:style style:name="P18" style:family="paragraph" style:parent-style-name="Heading_20_1" style:master-page-name="Standard">
      <style:paragraph-properties style:page-number="auto"/>
    </style:style>
    <style:style style:name="P19" style:family="paragraph" style:parent-style-name="Heading_20_1">
      <style:paragraph-properties fo:break-before="page"/>
    </style:style>
    <style:style style:name="P20" style:family="paragraph" style:parent-style-name="Heading_20_2">
      <style:paragraph-properties fo:break-before="page"/>
    </style:style>
    <style:style style:name="P21" style:family="paragraph" style:parent-style-name="SourceCodeFirst" style:list-style-name="L1"/>
    <style:style style:name="P22" style:family="paragraph" style:parent-style-name="SourceCodeFirst" style:list-style-name="L2"/>
    <style:style style:name="P23" style:family="paragraph" style:parent-style-name="SourceCodeFirst">
      <style:text-properties style:font-name="DejaVu Sans Mono1" fo:font-size="9pt" style:font-size-asian="9pt" style:font-size-complex="9pt"/>
    </style:style>
    <style:style style:name="P24" style:family="paragraph" style:parent-style-name="SourceCode" style:list-style-name="L2"/>
    <style:style style:name="P25" style:family="paragraph" style:parent-style-name="SourceCodeLast" style:list-style-name="L1"/>
    <style:style style:name="P26" style:family="paragraph" style:parent-style-name="SourceCodeLast" style:list-style-name="L2"/>
    <style:style style:name="P27" style:family="paragraph" style:parent-style-name="SourceCodeLast">
      <style:text-properties style:font-name="DejaVu Sans Mono1" fo:font-size="9pt" style:font-size-asian="9pt" style:font-size-complex="9pt"/>
    </style:style>
    <style:style style:name="P28" style:family="paragraph">
      <style:paragraph-properties fo:text-align="center"/>
    </style:style>
    <style:style style:name="P29" style:family="paragraph">
      <style:paragraph-properties fo:text-align="end"/>
      <style:text-properties fo:color="#ffffff" style:font-name="Arial" fo:font-size="14pt" fo:font-weight="bold" style:font-size-asian="14pt" style:font-weight-asian="bold" style:font-size-complex="14pt" style:font-weight-complex="bold"/>
    </style:style>
    <style:style style:name="P30" style:family="paragraph">
      <style:paragraph-properties fo:text-align="end"/>
    </style:style>
    <style:style style:name="P31" style:family="paragraph">
      <style:paragraph-properties fo:text-align="center"/>
      <style:text-properties fo:color="#333333" style:font-name="Arial" fo:font-size="6pt" style:font-size-asian="6pt" style:font-size-complex="6pt"/>
    </style:style>
    <style:style style:name="P3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33" style:family="paragraph">
      <style:paragraph-properties fo:margin-left="0cm" fo:margin-right="0cm" fo:margin-top="0cm" fo:margin-bottom="0cm" fo:line-height="100%" fo:text-align="center" fo:text-indent="0cm"/>
    </style:style>
    <style:style style:name="P3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style:use-window-font-color="true" style:text-outline="false" style:text-line-through-style="none" style:font-name="Arial2"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style>
    <style:style style:name="T3" style:family="text">
      <style:text-properties style:use-window-font-color="true" style:text-outline="false" style:text-line-through-style="none" style:font-name="Tahoma" fo:font-style="normal" fo:text-shadow="none" style:text-underline-style="none" fo:font-weight="normal" style:letter-kerning="true" style:font-name-asian="Tahoma" style:font-style-asian="normal" style:font-weight-asian="normal" style:font-name-complex="Tahoma" style:font-style-complex="normal" style:font-weight-complex="normal" style:text-emphasize="none"/>
    </style:style>
    <style:style style:name="T4" style:family="text">
      <style:text-properties style:use-window-font-color="true" style:font-name="Geneva" fo:font-size="12pt" style:font-name-asian="Geneva" style:font-size-asian="12pt" style:font-name-complex="Geneva" style:font-size-complex="12pt"/>
    </style:style>
    <style:style style:name="T5" style:family="text">
      <style:text-properties style:use-window-font-color="true" style:font-name-asian="Geneva" style:font-size-asian="12pt" style:font-name-complex="Geneva" style:font-size-complex="12pt"/>
    </style:style>
    <style:style style:name="T6" style:family="text">
      <style:text-properties style:font-name="Arial2" style:font-name-asian="Arial2" style:font-name-complex="Arial2"/>
    </style:style>
    <style:style style:name="T7" style:family="text">
      <style:text-properties fo:color="#004c00"/>
    </style:style>
    <style:style style:name="T8" style:family="text">
      <style:text-properties fo:font-style="italic" style:font-style-asian="italic" style:font-style-complex="italic"/>
    </style:style>
    <style:style style:name="T9" style:family="text">
      <style:text-properties style:font-size-asian="12pt" style:font-size-complex="12pt"/>
    </style:style>
    <style:style style:name="T10" style:family="text">
      <style:text-properties style:font-name="DejaVu Sans Mono1" fo:font-size="9pt" style:font-size-asian="9pt" style:font-size-complex="9pt"/>
    </style:style>
    <style:style style:name="T11" style:family="text">
      <style:text-properties style:font-name="Nokia Large CE" fo:font-size="12pt" style:font-size-asian="12pt" style:font-size-complex="12pt"/>
    </style:style>
    <style:style style:name="T12" style:family="text">
      <style:text-properties style:font-name="Nokia Large CE" fo:font-size="12pt" style:font-size-asian="10.5pt" style:font-size-complex="12pt"/>
    </style:style>
    <style:style style:name="T13" style:family="text">
      <style:text-properties style:text-position="super 58%"/>
    </style:style>
    <style:style style:name="T14" style:family="text">
      <style:text-properties style:text-underline-style="none" fo:font-weight="normal" style:font-weight-asian="normal" style:font-weight-complex="normal"/>
    </style:style>
    <style:style style:name="T15" style:family="text">
      <style:text-properties fo:color="#ffffff" style:font-name="Arial" fo:font-size="14pt" fo:font-weight="bold" style:font-size-asian="14pt" style:font-weight-asian="bold" style:font-size-complex="14pt" style:font-weight-complex="bold"/>
    </style:style>
    <style:style style:name="T16" style:family="text">
      <style:text-properties fo:color="#333333" style:font-name="Arial" fo:font-size="6pt" style:font-size-asian="6pt" style:font-size-complex="6pt"/>
    </style:style>
    <style:style style:name="T17" style:family="text">
      <style:text-properties style:use-window-font-color="true" style:text-outline="false" style:text-line-through-style="none" style:font-name="Arial2" fo:font-size="12pt" fo:font-style="normal" fo:text-shadow="none" style:text-underline-style="none" fo:font-weight="bold" style:letter-kerning="true" style:font-name-asian="Arial Unicode MS" style:font-size-asian="12pt" style:font-style-asian="normal" style:font-weight-asian="bold" style:font-name-complex="Tahoma1" style:font-size-complex="12pt" style:font-style-complex="normal" style:font-weight-complex="bold" style:text-emphasize="none" style:font-relief="none" style:text-overline-style="none" style:text-overline-color="font-color"/>
    </style:style>
    <style:style style:name="T18" style:family="text">
      <style:text-properties style:use-window-font-color="true" style:text-outline="false" style:text-line-through-style="none" style:font-name="Arial2" fo:font-size="10pt" fo:font-style="italic" fo:text-shadow="none" style:text-underline-style="none" fo:font-weight="normal" style:letter-kerning="true" style:font-name-asian="Arial Unicode MS" style:font-size-asian="10pt" style:font-style-asian="italic" style:font-weight-asian="normal" style:font-name-complex="Tahoma1" style:font-size-complex="10pt" style:font-style-complex="italic"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foreground"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025cm" svg:stroke-color="#333333" draw:marker-start-width="0.432cm" draw:marker-end-width="0.432cm" draw:stroke-linejoin="none" draw:textarea-horizontal-align="center" draw:textarea-vertical-align="middle"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6" style:family="graphic">
      <style:graphic-properties style:run-through="foreground" style:wrap="none" style:vertical-pos="from-top" style:vertical-rel="paragraph" style:horizontal-pos="center" style:horizontal-rel="paragraph" draw:wrap-influence-on-position="once-concurrent" style:flow-with-text="false"/>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e0dbca"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e0dbca"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solid" draw:fill-color="#00ff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solid" draw:fill-color="#ffaacc"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Exercises Lecture 7 – Qt Quick</text:h>
      <text:p text:style-name="Text_20_body"/>
      <text:p text:style-name="Text_20_body"/>
      <text:p text:style-name="Text_20_body"/>
      <text:p text:style-name="Text_20_body"/>
      <text:p text:style-name="P8"><text:span text:style-name="T1">Aim:</text:span> <text:tab/>This exercise will let you try some of the features of Qt Quick.</text:p>
      <text:p text:style-name="P8"><text:span text:style-name="T1">Duration:</text:span> <text:tab/>1h</text:p>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P3">© 2010 Nokia Corporation and its Subsidiary(-ies).</text:p>
      <text:p text:style-name="P4"/>
      <text:p text:style-name="P5"><text:span text:style-name="T2">The enclosed Qt Materials are provided under the Creative Commons </text:span><text:span text:style-name="T3">Attribution-Non-Commercial-Share Alike 2.5 License Agreement. <text:s/></text:span></text:p>
      <text:p text:style-name="P4"><draw:g text:anchor-type="paragraph" draw:z-index="42" draw:style-name="gr4"><draw:frame draw:style-name="gr5" draw:text-style-name="P32" svg:width="0.847cm" svg:height="0.847cm" svg:x="0.293cm" svg:y="0.157cm"><draw:image xlink:href="Pictures/100000000000002000000020A2D649F1.png" xlink:type="simple" xlink:show="embed" xlink:actuate="onLoad"><text:p/></draw:image></draw:frame><draw:frame draw:style-name="gr5" draw:text-style-name="P32" svg:width="0.847cm" svg:height="0.847cm" svg:x="1.293cm" svg:y="0.157cm"><draw:image xlink:href="Pictures/100000000000002000000020BEC7924F.png" xlink:type="simple" xlink:show="embed" xlink:actuate="onLoad"><text:p/></draw:image></draw:frame><draw:frame draw:style-name="gr5" draw:text-style-name="P32" svg:width="0.846cm" svg:height="0.847cm" svg:x="2.293cm" svg:y="0.157cm"><draw:image xlink:href="Pictures/1000000000000020000000203423F4C0.png" xlink:type="simple" xlink:show="embed" xlink:actuate="onLoad"><text:p/></draw:image></draw:frame></draw:g></text:p>
      <text:p text:style-name="P4"/>
      <text:p text:style-name="P4"/>
      <text:p text:style-name="P4"><text:span text:style-name="T6">The full license text is available here: </text:span><text:span text:style-name="T7">http://creativecommons.org/licenses/by-nc-sa/2.5/legalcode</text:span>.</text:p>
      <text:p text:style-name="P4"/>
      <text:p text:style-name="P4"><text:span text:style-name="T6">Nokia, Qt and the Nokia and Qt logos are the registered trademarks of Nokia Corporation in </text:span>Finland and other countries worldwide.</text:p>
      <text:h text:style-name="P6" text:outline-level="2">Populating a Scene</text:h>
      <text:p text:style-name="Text_20_body">As a starting point for this exercise, you will write a QML application, populating a scene with a set of items. The scene will consist of two rectangles with text.</text:p>
      <text:p text:style-name="Text_20_body">Start by creating a QML Application project in Qt Creator. It will be initialized with a single <text:span text:style-name="SourceCodeInline">.qml</text:span> file and a <text:span text:style-name="SourceCodeInline">.qmlproject</text:span> file. <text:s/>Start by opening the <text:span text:style-name="SourceCodeInline">.qml</text:span> file.</text:p>
      <text:p text:style-name="Text_20_body">In that file, create a set of elements corresponding to the <text:s/>ownership tree shown below. i.e. the <text:span text:style-name="SourceCodeInline">sceneRect</text:span> contains all elements, while <text:span text:style-name="SourceCodeInline">text1</text:span> is contained within <text:span text:style-name="SourceCodeInline">rect1</text:span>.</text:p>
      <text:p text:style-name="Text_20_body">To name the elements, use the <text:span text:style-name="SourceCodeInline">id</text:span> property. Notice that you will have to name the <text:span text:style-name="SourceCodeInline">sceneRect</text:span> as well.</text:p>
      <text:p text:style-name="Text_20_body"><draw:g text:anchor-type="paragraph" draw:z-index="43" draw:style-name="gr6"><draw:rect draw:style-name="gr7" draw:text-style-name="P34" draw:id="id2" svg:width="3.001cm" svg:height="1.001cm" svg:x="7.733cm" svg:y="0.21cm"><text:p text:style-name="P33"><text:span text:style-name="T17">Rectangle</text:span></text:p><text:p text:style-name="P33"><text:span text:style-name="T18">sceneRect</text:span></text:p></draw:rect><draw:rect draw:style-name="gr7" draw:text-style-name="P34" draw:id="id1" svg:width="3.001cm" svg:height="1.001cm" svg:x="3.731cm" svg:y="2.709cm"><text:p text:style-name="P33"><text:span text:style-name="T17">Rectangle</text:span></text:p><text:p text:style-name="P33"><text:span text:style-name="T18">rect1</text:span></text:p></draw:rect><draw:rect draw:style-name="gr7" draw:text-style-name="P34" draw:id="id3" svg:width="3.001cm" svg:height="1.001cm" svg:x="7.733cm" svg:y="2.709cm"><text:p text:style-name="P33"><text:span text:style-name="T17">Rectangle</text:span></text:p><text:p text:style-name="P33"><text:span text:style-name="T18">rect2</text:span></text:p></draw:rect><draw:rect draw:style-name="gr7" draw:text-style-name="P34" draw:id="id5" svg:width="3.001cm" svg:height="1.001cm" svg:x="3.731cm" svg:y="4.71cm"><text:p text:style-name="P33"><text:span text:style-name="T17">Text</text:span></text:p><text:p text:style-name="P33"><text:span text:style-name="T18">text1</text:span></text:p></draw:rect><draw:rect draw:style-name="gr7" draw:text-style-name="P34" draw:id="id4" svg:width="3.001cm" svg:height="1.001cm" svg:x="11.73cm" svg:y="2.709cm"><text:p text:style-name="P33"><text:span text:style-name="T17">Text</text:span></text:p><text:p text:style-name="P33"><text:span text:style-name="T18">text2</text:span></text:p></draw:rect><draw:connector draw:style-name="gr8" draw:text-style-name="P34" svg:x1="5.23cm" svg:y1="2.709cm" svg:x2="9.232cm" svg:y2="1.21cm" draw:start-shape="id1" draw:start-glue-point="0" draw:end-shape="id2" draw:end-glue-point="2" svg:d="m2965 1536v-425h2269v-425"><text:p/></draw:connector><draw:connector draw:style-name="gr8" draw:text-style-name="P34" svg:x1="9.233cm" svg:y1="2.709cm" svg:x2="9.233cm" svg:y2="1.21cm" draw:start-shape="id3" draw:start-glue-point="0" draw:end-shape="id2" svg:d="m5235 1536v-850"><text:p/></draw:connector><draw:connector draw:style-name="gr8" draw:text-style-name="P34" svg:x1="13.23cm" svg:y1="2.709cm" svg:x2="9.233cm" svg:y2="1.21cm" draw:start-shape="id4" draw:start-glue-point="0" draw:end-shape="id2" draw:end-glue-point="2" svg:d="m7501 1536v-425h-2266v-425"><text:p/></draw:connector><draw:connector draw:style-name="gr8" draw:text-style-name="P34" svg:x1="5.23cm" svg:y1="4.711cm" svg:x2="5.23cm" svg:y2="3.71cm" draw:start-shape="id5" draw:start-glue-point="0" draw:end-shape="id1" svg:d="m2965 2671v-567"><text:p/></draw:connector></draw:g></text:p>
      <text:p text:style-name="Text_20_body">Set the <text:span text:style-name="SourceCodeInline">width</text:span> and <text:span text:style-name="SourceCodeInline">height</text:span> of the <text:span text:style-name="SourceCodeInline">sceneRect</text:span> to 400x400 and make the other two rectangles 100x100 pixels large.</text:p>
      <text:p text:style-name="Text_20_body">Set the text property of <text:span text:style-name="SourceCodeInline">text1</text:span> and <text:span text:style-name="SourceCodeInline">text2</text:span> to “Hello Qt” and “Quicker Qt” respectively.</text:p>
      <text:p text:style-name="Text_20_body">Set the color properties of the rectangles to a named color and a color that you specify using a hex code, e.g. “green” and “#ffaacc”. The text defaults to black, but if you choose to have dark colored rectangles, you might want to change them to white.</text:p>
      <text:p text:style-name="Text_20_body">If you try to run this file in the qml viewer, i.e. by pressing the run button in Qt Creator, all you will see is a bunch of overlapping items in the top left corner of the scene.</text:p>
      <text:h text:style-name="Heading_20_2" text:outline-level="2"/>
      <text:h text:style-name="P6" text:outline-level="2">Placing Items</text:h>
      <text:p text:style-name="Text_20_body">In order to arrange the items visually, you will use anchor layouts. The end result will look something like the illustration below, but feel free to add your own personal touch.</text:p>
      <text:p text:style-name="Text_20_body"><draw:g text:anchor-type="paragraph" draw:z-index="44" draw:style-name="gr6"><draw:rect draw:style-name="gr9" draw:text-style-name="P34" svg:width="7.501cm" svg:height="7.002cm" svg:x="5.48cm" svg:y="0.21cm"><text:p/></draw:rect><draw:rect draw:style-name="gr10" draw:text-style-name="P34" svg:width="2.001cm" svg:height="2.001cm" svg:x="6.48cm" svg:y="2.709cm"><text:p/></draw:rect><draw:rect draw:style-name="gr11" draw:text-style-name="P34" svg:width="2.001cm" svg:height="2.001cm" svg:x="9.98cm" svg:y="2.709cm"><text:p/></draw:rect></draw:g></text:p>
      <text:p text:style-name="Text_20_body">Start by making <text:span text:style-name="SourceCodeInline">text1</text:span> fill its parent by binding the <text:span text:style-name="SourceCodeInline">anchors.fill</text:span> property to parent.</text:p>
      <text:p text:style-name="Text_20_body">Then center <text:span text:style-name="SourceCodeInline">text2</text:span> in <text:span text:style-name="SourceCodeInline">rect2</text:span> by using the <text:span text:style-name="SourceCodeInline">anchors.centerIn</text:span> property. Finally, make the <text:span text:style-name="SourceCodeInline">y</text:span> value of <text:span text:style-name="SourceCodeInline">rect2</text:span> mirror and invert the <text:span text:style-name="SourceCodeInline">y</text:span>-value of <text:span text:style-name="SourceCodeInline">rect1</text:span>. </text:p>
      <text:p text:style-name="Text_20_body">I.e. the <text:span text:style-name="SourceCodeInline">y</text:span> value of <text:span text:style-name="SourceCodeInline">rect2</text:span> is bound to the following expression:</text:p>
      <text:p text:style-name="SourceCodeSingle"><text:span text:style-name="Source_20_Text">sceneRect.height - rect1.y </text:span><text:span text:style-name="Source_20_Text">- height</text:span></text:p>
      <text:p text:style-name="Text_20_body">Finally, place <text:span text:style-name="SourceCodeInline">rect1</text:span> and <text:span text:style-name="SourceCodeInline">rect2</text:span> in a visually pleasing way, next to each other by binding the <text:span text:style-name="SourceCodeInline">x</text:span> values of both and the <text:span text:style-name="SourceCodeInline">y</text:span> value of <text:span text:style-name="SourceCodeInline">rect1</text:span>.</text:p>
      <text:p text:style-name="Text_20_body">Running the qml script, it becomes obvious that the text of <text:span text:style-name="SourceCodeInline">text1</text:span> needs to be centered in both the vertical and horizontal direction to be correctly placed in <text:span text:style-name="SourceCodeInline">rect1</text:span>. This is achieved by binding the <text:span text:style-name="SourceCodeInline">verticalAlignment</text:span> and <text:span text:style-name="SourceCodeInline">horizontalAlignment</text:span> to <text:span text:style-name="SourceCodeInline">Text.AlignVCenter</text:span> and <text:span text:style-name="SourceCodeInline">Text.AlignHCenter</text:span> respectively.</text:p>
      <text:h text:style-name="Heading_20_2" text:outline-level="2">Adding Movement</text:h>
      <text:p text:style-name="Text_20_body">To understand the dynamics of the scene, you will now add an animation for the <text:span text:style-name="SourceCodeInline">y</text:span> value of <text:span text:style-name="SourceCodeInline">rect1</text:span>. This, in turn, will cause the <text:span text:style-name="SourceCodeInline">y</text:span> value of <text:span text:style-name="SourceCodeInline">rect2</text:span> to change too, as it is bound to the animated value.</text:p>
      <text:p text:style-name="Text_20_body">Start by adding a single <text:span text:style-name="SourceCodeInline">NumberAnimation</text:span> for the <text:span text:style-name="SourceCodeInline">y</text:span> value of <text:span text:style-name="SourceCodeInline">rect1</text:span>. Simply replace the binding of the <text:span text:style-name="SourceCodeInline">y</text:span> property with the following line.</text:p>
      <text:p text:style-name="SourceCodeFirst">NumberAnimation on y { </text:p>
      <text:p text:style-name="SourceCode"><text:tab/>to: 300; duration: 5000; easing.type: Easing.InOutQuad; </text:p>
      <text:p text:style-name="SourceCodeLast">}</text:p>
      <text:p text:style-name="Text_20_body">In the animation, the target value (<text:span text:style-name="SourceCodeInline">to</text:span>), duration and easing curve are set. The <text:span text:style-name="SourceCodeInline">duration</text:span> is expressed in milliseconds (1s = 1000ms), so the animation lasts five seconds. The easing curve describes how the value is changed. In this case a quadratic curve is used to make the start and end softer. You can see all the available easing curves at <text:span text:style-name="T8">http://doc.qt.nokia.com/latest/qml-propertyanimation.html#easing.type-prop</text:span> .</text:p>
      <text:p text:style-name="Text_20_body"><text:soft-page-break/>Having a single number animation moves the rectangles once. The next task will be for you to set up two animations in a sequential group, i.e. make them run after each other. One animation will move the rectangles in one direction and the other animation will move them in the opposite direction. By looping the animation group, an infinite loop of continuous movement will be created.</text:p>
      <text:p text:style-name="Text_20_body">Start by replacing the <text:span text:style-name="SourceCodeInline">NumberAnimation</text:span> by a <text:span text:style-name="SourceCodeInline">SequentialAnimation</text:span> on <text:span text:style-name="SourceCodeInline">y</text:span>. Within the sequential animation, create two <text:span text:style-name="SourceCodeInline">NumberAnimation</text:span> instances.</text:p>
      <text:p text:style-name="Text_20_body">The first number animation has a destination (<text:span text:style-name="SourceCodeInline">to</text:span>) value of 300 while the second goes to zero. Now set the duration and easing type according to your own liking. Letting the rectangles bounce on impact (<text:span text:style-name="SourceCodeInline">Easing.OutBounce</text:span>) can produce a good effect, as can different combinations of <text:span text:style-name="SourceCodeInline">InQuad</text:span>, <text:span text:style-name="SourceCodeInline">OutQuad</text:span> or <text:span text:style-name="SourceCodeInline">InOutQuad</text:span>.</text:p>
      <text:p text:style-name="Text_20_body">To make the sequential animation loop forever, bind the property <text:span text:style-name="SourceCodeInline">loops</text:span> like this:</text:p>
      <text:p text:style-name="SourceCodeSingle">loops: Animation.Infinite</text:p>
      <text:h text:style-name="Heading_20_2" text:outline-level="2">Interacting with States</text:h>
      <text:p text:style-name="Text_20_body">Hardcoded animations is one way to achieve movement, but usually the target positions are different for different animations and continuous movement is not the main objective. Instead, smooth transitions between states is what is requested.</text:p>
      <text:p text:style-name="Text_20_body">Qt Quick addresses this using states and transitions, where states define the targets, and transitions how to get to the target. You will now introduce this to the scene from the previous exercise steps.</text:p>
      <text:p text:style-name="Text_20_body">First, remove the animations from step 3 and resume to the static scene that you had at the end of step 2.</text:p>
      <text:p text:style-name="Text_20_body">Now add the two states first and second in the <text:span text:style-name="SourceCodeInline">sceneRect</text:span> using the following lines:</text:p>
      <text:p text:style-name="SourceCodeFirst">states: [</text:p>
      <text:p text:style-name="SourceCode"><text:s text:c="4"/>State { name: "first" },</text:p>
      <text:p text:style-name="SourceCode"><text:s text:c="4"/>State { name: "second" }</text:p>
      <text:p text:style-name="SourceCodeLast">]</text:p>
      <text:p text:style-name="Text_20_body">For each of the states, a set of <text:span text:style-name="SourceCodeInline">PropertyChanges</text:span> elements can be added. A <text:span text:style-name="SourceCodeInline">PropertyChanges</text:span> element changes a set of properties for a given target element. For instance, the following line changes the <text:span text:style-name="SourceCodeInline">y</text:span> position of <text:span text:style-name="SourceCodeInline">rect1</text:span> to zero:</text:p>
      <text:p text:style-name="SourceCodeSingle">PropertyChanges { target: rect1; y: 0 }</text:p>
      <text:p text:style-name="Text_20_body">Now, set up the states so that the <text:span text:style-name="SourceCodeInline">y</text:span> value of <text:span text:style-name="SourceCodeInline">rect1</text:span> is zero for the first state, and 300 for the second state.</text:p>
      <text:p text:style-name="Text_20_body">You can now test the two states by binding the state property of the <text:span text:style-name="SourceCodeInline">sceneRect</text:span> to first or second.</text:p>
      <text:p text:style-name="SourceCodeSingle">state: "first"</text:p>
      <text:p text:style-name="Text_20_body">This is, however, a bit dull. Instead, add a <text:span text:style-name="SourceCodeInline">MouseArea</text:span> in the <text:span text:style-name="SourceCodeInline">sceneRect</text:span> using the following lines:</text:p>
      <text:p text:style-name="SourceCodeFirst">MouseArea {</text:p>
      <text:p text:style-name="SourceCode"><text:s text:c="4"/>anchors.fill: parent</text:p>
      <text:p text:style-name="SourceCode"><text:s text:c="4"/>onClicked: { </text:p>
      <text:p text:style-name="SourceCode"><text:s text:c="8"/>if(parent.state == "first") </text:p>
      <text:p text:style-name="SourceCode"><text:s text:c="12"/>parent.state = "second"; </text:p>
      <text:p text:style-name="SourceCode"><text:s text:c="8"/>else </text:p>
      <text:p text:style-name="SourceCode"><text:soft-page-break/><text:s text:c="12"/>parent.state = "first"; </text:p>
      <text:p text:style-name="SourceCode"><text:s text:c="4"/>}</text:p>
      <text:p text:style-name="SourceCodeLast">}</text:p>
      <text:p text:style-name="Text_20_body">The result of this should be that mouse clicks anywhere within the scene switch the state. As you can see from testing the script, the state changes are instantaneous. Not pretty, nor smooth.</text:p>
      <text:p text:style-name="Text_20_body">The solution to this is transitions. The <text:span text:style-name="SourceCodeInline"><text:span text:style-name="T14">transitions</text:span></text:span> property contains a list of animations that are applied to given properties. This way, the state changes can be controlled.</text:p>
      <text:p text:style-name="Text_20_body">To add transitions to your scene, start by adding a <text:span text:style-name="SourceCodeInline">transitions</text:span> property to the <text:span text:style-name="SourceCodeInline">sceneRect</text:span>, with a <text:span text:style-name="SourceCodeInline">NumberAnimation</text:span> for the <text:span text:style-name="SourceCodeInline">y</text:span> property to <text:span text:style-name="SourceCodeInline">rect1</text:span>.</text:p>
      <text:p text:style-name="SourceCodeFirst">transitions: [</text:p>
      <text:p text:style-name="SourceCode"><text:s text:c="4"/>Transition {</text:p>
      <text:p text:style-name="SourceCode"><text:s text:c="8"/>NumberAnimation { </text:p>
      <text:p text:style-name="SourceCode"><text:s text:c="12"/>target: rect1 </text:p>
      <text:p text:style-name="SourceCode"><text:s text:c="12"/>property: "y" </text:p>
      <text:p text:style-name="SourceCode"><text:s text:c="12"/>duration: 500 </text:p>
      <text:p text:style-name="SourceCode"><text:s text:c="8"/>}</text:p>
      <text:p text:style-name="SourceCode"><text:s text:c="4"/>}</text:p>
      <text:p text:style-name="SourceCodeLast">]</text:p>
      <text:p text:style-name="Text_20_body">Experiment by tuning the duration and easing type of the <text:span text:style-name="SourceCodeInline">NumberAnimation</text:span> to get a smooth transition effect.</text:p>
      <text:p text:style-name="Text_20_body">In the example used here, the same transition effect is applied to all transitions. Using the <text:span text:style-name="SourceCodeInline">to</text:span> and <text:span text:style-name="SourceCodeInline">from</text:span> properties of of each <text:span text:style-name="SourceCodeInline">Transition</text:span> object, you can control the behavior of different properties for different transition changes.</text:p>
      <text:p text:style-name="Text_20_body">Try using different easing curves and durations depending on the destination (<text:span text:style-name="SourceCodeInline">to</text:span>) state. Then try to add changes to the <text:span text:style-name="SourceCodeInline">scale</text:span> of the two rectangles by adding more <text:span text:style-name="SourceCodeInline">PropertyChanges</text:span> to the states.</text:p>
      <text:h text:style-name="P19" text:outline-level="1">Solution Tips</text:h>
      <text:h text:style-name="Heading_20_4" text:outline-level="4">Step 1</text:h>
      <text:p text:style-name="Text_20_body">You set a property using a binding expression, e.g. binding the <text:span text:style-name="SourceCodeInline">width</text:span> of an element to the value 200, type the following within the <text:span text:style-name="SourceCodeInline">{</text:span> and <text:span text:style-name="SourceCodeInline">}</text:span> of the element declaration.</text:p>
      <text:p text:style-name="SourceCodeSingle">width: 200</text:p>
      <text:p text:style-name="Text_20_body">The dimensions of a rectangle are controlled by the <text:span text:style-name="SourceCodeInline">width</text:span> and <text:span text:style-name="SourceCodeInline">height</text:span> properties.</text:p>
      <text:p text:style-name="Text_20_body">To name an element, simply bind the <text:span text:style-name="SourceCodeInline">id</text:span> property to the name, without quotation marks.</text:p>
      <text:p text:style-name="SourceCodeSingle">id: sceneRect</text:p>
      <text:p text:style-name="Text_20_body">To set a color, ensure to contain the name of the color or hex-code prefixed by a hash character within quotes.</text:p>
      <text:p text:style-name="SourceCodeSingle">color: "red"</text:p>
      <text:p text:style-name="Text_20_body">Controlling the text of a <text:span text:style-name="SourceCodeInline">Text</text:span> element is simply a question of binding the <text:span text:style-name="SourceCodeInline">text</text:span> property to a quoted string.</text:p>
      <text:p text:style-name="SourceCodeSingle">text: "Qt is cute"</text:p>
      <text:h text:style-name="Heading_20_4" text:outline-level="4">Step 2</text:h>
      <text:p text:style-name="Text_20_body">Controlling the location of an item is simply a question of binding the <text:span text:style-name="SourceCodeInline">x</text:span> and <text:span text:style-name="SourceCodeInline">y</text:span> properties.</text:p>
      <text:p text:style-name="SourceCodeFirst">x: 10</text:p>
      <text:p text:style-name="SourceCodeLast">y: 20</text:p>
      <text:p text:style-name="Text_20_body">To ensure that the binding of the <text:span text:style-name="SourceCodeInline">y</text:span> value of the rectangles match up, try setting the <text:span text:style-name="SourceCodeInline">y</text:span> property of <text:span text:style-name="SourceCodeInline">rect1</text:span> to zero. This should place <text:span text:style-name="SourceCodeInline">rect1</text:span> at the top of the scene and <text:span text:style-name="SourceCodeInline">rect2</text:span> at the bottom.</text:p>
      <text:h text:style-name="Heading_20_4" text:outline-level="4">Step 3</text:h>
      <text:p text:style-name="Text_20_body">Do not forget to remove the binding of <text:span text:style-name="SourceCodeInline">y</text:span> to a static value when animating the property.</text:p>
      <text:p text:style-name="Text_20_body">One example of a nice looking animation sequence looks like this:</text:p>
      <text:p text:style-name="SourceCodeFirst">SequentialAnimation on y {</text:p>
      <text:p text:style-name="SourceCode"><text:s text:c="4"/>NumberAnimation { to: 300; duration: 1000; </text:p>
      <text:p text:style-name="SourceCode"><text:s text:c="8"/>easing.type: Easing.OutBounce; }</text:p>
      <text:p text:style-name="SourceCode"><text:s text:c="4"/>NumberAnimation { to: 0; duration: 3000; </text:p>
      <text:p text:style-name="SourceCode"><text:s text:c="8"/>easing.type: Easing.InOutQuad; }</text:p>
      <text:p text:style-name="SourceCode"><text:s text:c="4"/>loops: Animation.Infinite</text:p>
      <text:p text:style-name="SourceCodeLast">}</text:p>
      <text:h text:style-name="Heading_20_4" text:outline-level="4">Step 4</text:h>
      <text:p text:style-name="Text_20_body">Adding a <text:span text:style-name="SourceCodeInline">PropertyChanges</text:span> to a <text:span text:style-name="SourceCodeInline">State</text:span> is a matter of declaring it within the <text:span text:style-name="SourceCodeInline">State</text:span> as shown below. Notice that you can add multiple <text:span text:style-name="SourceCodeInline">PropertyChanges</text:span> to a single <text:span text:style-name="SourceCodeInline">State</text:span>. When adding <text:span text:style-name="SourceCodeInline">State</text:span> elements to the states property, do not forget the comma between the states. This is because the <text:span text:style-name="SourceCodeInline">states</text:span> property is a list.</text:p>
      <text:p text:style-name="SourceCodeFirst"><text:soft-page-break/>states: [</text:p>
      <text:p text:style-name="SourceCode"><text:s text:c="4"/>State {</text:p>
      <text:p text:style-name="SourceCode"><text:s text:c="8"/>PropertyChanges { ... }</text:p>
      <text:p text:style-name="SourceCode"><text:s text:c="8"/>PropertyChanges { ... }</text:p>
      <text:p text:style-name="SourceCode"><text:s text:c="4"/>},</text:p>
      <text:p text:style-name="SourceCode"><text:s text:c="4"/>State {</text:p>
      <text:p text:style-name="SourceCodeLast">...</text:p>
      <text:p text:style-name="Text_20_body">To declare transitions for a specific <text:span text:style-name="SourceCodeInline">transition</text:span> with multiple <text:span text:style-name="SourceCodeInline">NumberAnimation</text:span> elements, you set the to and from properties of the <text:span text:style-name="SourceCodeInline">Transition</text:span> and declare the <text:span text:style-name="SourceCodeInline">NumberAnimation</text:span> elements within the <text:span text:style-name="SourceCodeInline">Transition</text:span> element.</text:p>
      <text:p text:style-name="SourceCodeFirst">transitions: [</text:p>
      <text:p text:style-name="SourceCode"><text:s text:c="4"/>Transition {</text:p>
      <text:p text:style-name="SourceCode"><text:s text:c="8"/>from: "state-name"</text:p>
      <text:p text:style-name="SourceCode"><text:s text:c="8"/>NumberAnimation { ... }</text:p>
      <text:p text:style-name="SourceCode"><text:s text:c="8"/>NumberAnimation { ... }</text:p>
      <text:p text:style-name="SourceCode"><text:s text:c="4"/>},</text:p>
      <text:p text:style-name="SourceCode"><text:s text:c="4"/>Transition {</text:p>
      <text:p text:style-name="SourceCodeLast">...</text:p>
      <text:p text:style-name="Text_20_body">The scale of an element is controlled by the <text:span text:style-name="SourceCodeInline">scale</text:span> property. A scale of 1.0 means that the element is not scaled, while a larger scale value means a larger object.</text:p>
      <text:p text:style-name="Text_20_body"><text:span text:style-name="T4">Other interesting properties to play with can be </text:span><text:span text:style-name="SourceCodeInline"><text:span text:style-name="T5">rotation</text:span></text:span><text:span text:style-name="T4">, </text:span><text:span text:style-name="SourceCodeInline"><text:span text:style-name="T5">opacity</text:span></text:span><text:span text:style-name="T4"> and </text:span><text:span text:style-name="SourceCodeInline"><text:span text:style-name="T5">color</text:span></text:span><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Nokia Large CE" svg:font-family="'Nokia Large CE', 'Geneva CE'"/>
    <style:font-face style:name="OpenSymbol" svg:font-family="OpenSymbol"/>
    <style:font-face style:name="Tahoma2" svg:font-family="Tahoma"/>
    <style:font-face style:name="Geneva" svg:font-family="Geneva" style:font-family-generic="swiss"/>
    <style:font-face style:name="DejaVu Sans" svg:font-family="'DejaVu Sans'"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cm" fo:margin-bottom="0.212cm"/>
      <style:text-properties style:font-name="Arial1"/>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InstructionParagraph" style:family="paragraph" style:parent-style-name="Standard">
      <style:paragraph-properties fo:margin-left="3.81cm" fo:margin-right="1.27cm" fo:margin-top="0cm" fo:margin-bottom="0.21cm" fo:text-indent="-2.54cm" style:auto-text-indent="false">
        <style:tab-stops/>
      </style:paragraph-properties>
    </style:style>
    <style:style style:name="Heading_20_2" style:display-name="Heading 2" style:family="paragraph" style:parent-style-name="Title" style:next-style-name="Text_20_body" style:default-outline-level="2" style:list-style-name="" style:class="text" style:master-page-name="">
      <style:paragraph-properties style:page-number="auto" fo:break-before="auto" fo:break-after="auto" style:shadow="non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list-style-nam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ipsAndTricks" style:family="paragraph" style:parent-style-name="Text_20_body" style:next-style-name="Text_20_body" style:master-page-name="">
      <style:paragraph-properties fo:margin-left="1.27cm" fo:margin-right="1.27cm" fo:margin-top="0.3cm" fo:margin-bottom="0.51cm" fo:text-indent="0cm" style:auto-text-indent="false" style:page-number="auto" fo:background-color="#aecf00" fo:padding="0.3cm" fo:border="0.018cm solid #000000" style:shadow="none">
        <style:tab-stops/>
        <style:drop-cap/>
        <style:background-image/>
      </style:paragraph-properties>
    </style:style>
    <style:style style:name="SourceCodeSingle" style:family="paragraph" style:parent-style-name="Text_20_body" style:next-style-name="Text_20_body" style:class="text">
      <style:paragraph-properties fo:margin-left="1.27cm" fo:margin-right="1.27cm" fo:margin-top="0.21cm" fo:margin-bottom="0.21cm" fo:text-indent="0cm" style:auto-text-indent="false" fo:background-color="#e6e6e6" fo:padding="0.049cm" fo:border-left="none" fo:border-right="none" fo:border-top="0.002cm solid #000000" fo:border-bottom="0.002cm solid #000000" style:shadow="none">
        <style:background-image/>
      </style:paragraph-properties>
      <style:text-properties style:font-name="DejaVu Sans Mono" fo:font-size="9pt"/>
    </style:style>
    <style:style style:name="SourceCodeFirst" style:family="paragraph" style:parent-style-name="SourceCodeSingle" style:next-style-name="SourceCode">
      <style:paragraph-properties fo:margin-top="0.21cm" fo:margin-bottom="0cm" fo:padding="0.049cm" fo:border-left="none" fo:border-right="none" fo:border-top="0.002cm solid #000000" fo:border-bottom="none"/>
    </style:style>
    <style:style style:name="SourceCode" style:family="paragraph" style:parent-style-name="SourceCodeSingle">
      <style:paragraph-properties fo:margin-top="0cm" fo:margin-bottom="0cm" fo:padding="0cm" fo:border="none"/>
    </style:style>
    <style:style style:name="SourceCodeLast" style:family="paragraph" style:parent-style-name="SourceCodeSingle" style:next-style-name="Text_20_body">
      <style:paragraph-properties fo:margin-top="0cm" fo:margin-bottom="0.21cm" fo:padding="0.049cm" fo:border-left="none" fo:border-right="none" fo:border-top="none" fo:border-bottom="0.002cm solid #000000"/>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ourceCodeInline" style:family="text">
      <style:text-properties style:font-name="DejaVu Sans Mono" fo:font-size="9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DejaVu Sans Mono1" style:font-name-asian="DejaVu Sans" style:font-name-complex="DejaVu Sans Mono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style:style>
    <style:style style:name="MP2" style:family="paragraph">
      <style:paragraph-properties fo:text-align="end"/>
    </style:style>
    <style:style style:name="MP3" style:family="paragraph">
      <style:paragraph-properties fo:text-align="end"/>
      <style:text-properties fo:color="#ffffff" style:font-name="Arial" fo:font-size="14pt" fo:font-weight="bold" style:font-size-asian="14pt" style:font-weight-asian="bold" style:font-size-complex="14pt" style:font-weight-complex="bold"/>
    </style:style>
    <style:style style:name="MP4" style:family="paragraph" style:parent-style-name="Footer">
      <style:paragraph-properties fo:text-align="center" style:justify-single-word="false"/>
      <style:text-properties style:font-name="Arial" fo:font-size="6pt" style:font-size-asian="6pt" style:font-size-complex="6pt"/>
    </style:style>
    <style:style style:name="MP5" style:family="paragraph">
      <style:paragraph-properties fo:text-align="center"/>
    </style:style>
    <style:style style:name="MP6" style:family="paragraph">
      <style:paragraph-properties fo:text-align="center"/>
      <style:text-properties fo:color="#333333" style:font-name="Arial" fo:font-size="6pt" style:font-size-asian="6pt" style:font-size-complex="6pt"/>
    </style:style>
    <style:style style:name="MT1" style:family="text">
      <style:text-properties fo:color="#ffffff" style:font-name="Arial" fo:font-size="14pt" fo:font-weight="bold" style:font-size-asian="14pt" style:font-weight-asian="bold" style:font-size-complex="14pt" style:font-weight-complex="bold"/>
    </style:style>
    <style:style style:name="MT2" style:family="text">
      <style:text-properties fo:color="#333333" style:font-name="Arial" fo:font-size="6pt" style:font-size-asian="6pt" style:font-size-complex="6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foreground"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025cm" svg:stroke-color="#333333" draw:marker-start-width="0.432cm" draw:marker-end-width="0.432cm" draw:stroke-linejoin="none" draw:textarea-horizontal-align="center" draw:textarea-vertical-align="middle"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46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1.27cm" fo:margin-right="1.27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1" text:anchor-type="paragraph" svg:width="18.415cm" svg:height="0.82cm" draw:z-index="6"><draw:image xlink:href="Pictures/100002010000087F0000006131FE3A53.png" xlink:type="simple" xlink:show="embed" xlink:actuate="onLoad"/></draw:frame><draw:frame text:anchor-type="paragraph" draw:z-index="34" draw:style-name="Mgr1" draw:text-style-name="MP3" svg:width="7.152cm" svg:height="0.611cm" svg:x="10.843cm" svg:y="0.131cm"><draw:text-box><text:p text:style-name="MP2"><text:span text:style-name="MT1">Qt in Education</text:span></text:p></draw:text-box></draw:frame></text:p>
      </style:header>
      <style:footer>
        <text:p text:style-name="MP4"><draw:line text:anchor-type="paragraph" draw:z-index="20" draw:style-name="Mgr2" draw:text-style-name="MP5" svg:x1="-0.018cm" svg:y1="0.028cm" svg:x2="18.455cm" svg:y2="0.028cm"><text:p/></draw:line><draw:frame draw:style-name="Mfr2" draw:name="graphics3" text:anchor-type="char" svg:x="-0.048cm" svg:y="0.118cm" svg:width="0.942cm" svg:height="1.127cm" draw:z-index="27"><draw:image xlink:href="Pictures/10000201000000AE000000D20B75320B.png" xlink:type="simple" xlink:show="embed" xlink:actuate="onLoad"/></draw:frame><draw:frame draw:style-name="Mfr2" draw:name="graphics2" text:anchor-type="char" svg:x="15.275cm" svg:y="0.028cm" svg:width="3.177cm" svg:height="1.355cm" draw:z-index="13"><draw:image xlink:href="Pictures/1000020100000684000002C8D8BBDC22.png" xlink:type="simple" xlink:show="embed" xlink:actuate="onLoad"/></draw:frame></text:p>
        <text:p text:style-name="MP4"/>
        <text:p text:style-name="MP4"><draw:frame text:anchor-type="paragraph" draw:z-index="41" draw:style-name="Mgr3" draw:text-style-name="MP6" svg:width="8.679cm" svg:height="0.461cm" svg:x="4.914cm" svg:y="0.088cm"><draw:text-box><text:p text:style-name="MP5"><text:span text:style-name="MT2">© <text:s/>Nokia Corporation. All rights reserved.</text:span></text:p></draw:text-box></draw:frame></text:p>
        <text:p text:style-name="MP4"/>
        <text:p text:style-name="MP4"/>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ny Morelan</meta:initial-creator>
    <meta:creation-date>2010-05-26T11:54:44</meta:creation-date>
    <dc:date>2010-12-23T08:17:53.46</dc:date>
    <dc:creator>Thelin</dc:creator>
    <meta:editing-duration>PT00H56M18S</meta:editing-duration>
    <meta:editing-cycles>14</meta:editing-cycles>
    <meta:generator>OpenOffice.org/3.2$Win32 OpenOffice.org_project/320m12$Build-9483</meta:generator>
    <meta:printed-by>Tony Morelan</meta:printed-by>
    <meta:print-date>2010-05-26T12:11:39</meta:print-date>
    <meta:document-statistic meta:table-count="0" meta:image-count="3" meta:object-count="0" meta:page-count="7" meta:paragraph-count="121" meta:word-count="1578" meta:character-count="9483"/>
  </office:meta>
</office:document-meta>
</file>